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language="en" fo:country="GB" officeooo:rsid="00195834" officeooo:paragraph-rsid="00195834"/>
    </style:style>
    <style:style style:name="P2" style:family="paragraph" style:parent-style-name="Standard">
      <style:text-properties fo:language="en" fo:country="GB" officeooo:rsid="00180cb2"/>
    </style:style>
    <style:style style:name="P3" style:family="paragraph" style:parent-style-name="Standard">
      <style:text-properties fo:language="en" fo:country="GB" officeooo:rsid="00180cb2" officeooo:paragraph-rsid="001e1b4e"/>
    </style:style>
    <style:style style:name="P4" style:family="paragraph" style:parent-style-name="Standard">
      <style:text-properties fo:language="en" fo:country="GB" officeooo:rsid="001b7fb4" officeooo:paragraph-rsid="001b7fb4"/>
    </style:style>
    <style:style style:name="P5" style:family="paragraph" style:parent-style-name="Standard">
      <style:text-properties fo:language="en" fo:country="GB" officeooo:rsid="001c9c4a" officeooo:paragraph-rsid="001c9c4a"/>
    </style:style>
    <style:style style:name="P6" style:family="paragraph" style:parent-style-name="Standard">
      <style:text-properties fo:language="en" fo:country="GB" officeooo:rsid="001c9c4a" officeooo:paragraph-rsid="001e1b4e"/>
    </style:style>
    <style:style style:name="P7" style:family="paragraph" style:parent-style-name="Standard">
      <style:text-properties fo:language="en" fo:country="GB" fo:font-weight="bold" officeooo:rsid="001c9c4a" officeooo:paragraph-rsid="001e1b4e" style:font-weight-asian="bold" style:font-weight-complex="bold"/>
    </style:style>
    <style:style style:name="P8" style:family="paragraph" style:parent-style-name="Text_20_body">
      <style:text-properties fo:language="en" fo:country="GB"/>
    </style:style>
    <style:style style:name="P9" style:family="paragraph" style:parent-style-name="Text_20_body">
      <style:text-properties fo:language="en" fo:country="GB" fo:font-weight="bold" style:font-weight-asian="bold" style:font-weight-complex="bold"/>
    </style:style>
    <style:style style:name="P10" style:family="paragraph" style:parent-style-name="List_20_1">
      <style:paragraph-properties>
        <style:tab-stops/>
      </style:paragraph-properties>
      <style:text-properties fo:language="en" fo:country="GB" officeooo:rsid="001b5416" officeooo:paragraph-rsid="001b5416"/>
    </style:style>
    <style:style style:name="P11" style:family="paragraph" style:parent-style-name="List_20_1">
      <style:paragraph-properties>
        <style:tab-stops/>
      </style:paragraph-properties>
      <style:text-properties fo:color="#f04e4d" fo:language="en" fo:country="GB"/>
    </style:style>
    <style:style style:name="P12" style:family="paragraph" style:parent-style-name="Standard">
      <style:text-properties fo:language="en" fo:country="GB" officeooo:rsid="001e1b4e" officeooo:paragraph-rsid="001e1b4e"/>
    </style:style>
    <style:style style:name="P13" style:family="paragraph" style:parent-style-name="Standard">
      <style:text-properties fo:language="en" fo:country="GB" officeooo:rsid="0021429a" officeooo:paragraph-rsid="0021429a"/>
    </style:style>
    <style:style style:name="P14" style:family="paragraph" style:parent-style-name="Standard">
      <style:text-properties fo:language="en" fo:country="GB" officeooo:rsid="00238985" officeooo:paragraph-rsid="00238985"/>
    </style:style>
    <style:style style:name="P15" style:family="paragraph" style:parent-style-name="Standard">
      <style:text-properties fo:language="en" fo:country="GB" officeooo:rsid="0024bb49" officeooo:paragraph-rsid="0024bb49"/>
    </style:style>
    <style:style style:name="P16" style:family="paragraph" style:parent-style-name="Heading_20_3">
      <style:text-properties fo:language="en" fo:country="GB"/>
    </style:style>
    <style:style style:name="T1" style:family="text">
      <style:text-properties officeooo:rsid="001b5416"/>
    </style:style>
    <style:style style:name="T2" style:family="text">
      <style:text-properties officeooo:rsid="00189fa2"/>
    </style:style>
    <style:style style:name="T3" style:family="text">
      <style:text-properties style:font-name="StarSymbol" style:font-name-asian="StarSymbol" style:font-name-complex="StarSymbol"/>
    </style:style>
    <style:style style:name="T4" style:family="text">
      <style:text-properties officeooo:rsid="00195834"/>
    </style:style>
    <style:style style:name="T5" style:family="text">
      <style:text-properties officeooo:rsid="001aeb78"/>
    </style:style>
    <style:style style:name="T6" style:family="text">
      <style:text-properties fo:color="#f04e4d"/>
    </style:style>
    <style:style style:name="T7" style:family="text">
      <style:text-properties fo:color="#f04e4d" officeooo:rsid="00189fa2"/>
    </style:style>
    <style:style style:name="T8" style:family="text">
      <style:text-properties officeooo:rsid="001c9c4a"/>
    </style:style>
    <style:style style:name="T9" style:family="text">
      <style:text-properties officeooo:rsid="001e1b4e"/>
    </style:style>
    <style:style style:name="T10" style:family="text">
      <style:text-properties officeooo:rsid="001fc36c"/>
    </style:style>
    <style:style style:name="T11" style:family="text">
      <style:text-properties officeooo:rsid="00225f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
      <text:h text:style-name="P16" text:outline-level="3">Stories requirements for model</text:h>
      <text:p text:style-name="P2"/>
      <text:p text:style-name="P9">Driver</text:p>
      <text:p text:style-name="P8">According to the presented stories in my opinion it is not even ne<text:span text:style-name="T10">c</text:span>es<text:span text:style-name="T10">s</text:span>ary that <text:span text:style-name="T10">d</text:span>river entity/<text:span text:style-name="T8">POJO</text:span> exists at all. <text:span text:style-name="T5">One driver can start the parking meter and another driver, if only has a parking code, can simply stop the parking meter. From this point of view, any being that can use the Parking REST Service, could use the parking area as well. </text:span><text:span text:style-name="T6">But I have decided to create Driver POJO and mock repository. So, Driver has a </text:span><text:span text:style-name="T7">vehicle</text:span><text:span text:style-name="T6">, or of course, could have many </text:span><text:span text:style-name="T7">vehicles</text:span><text:span text:style-name="T6">, I will make Driver → Car realtion ‘unidirectional one to one’.</text:span></text:p>
      <text:p text:style-name="P11"><text:span text:style-name="T3">•</text:span><text:tab/>unidirectional – because there is no need to know who has parked a car. Penalties, which are not my concert, are propably imposed on a <text:span text:style-name="T4">vehicle</text:span> by registration number, not to driver specifically.</text:p>
      <text:p text:style-name="P11"><text:span text:style-name="T3">•</text:span><text:tab/>one to one - <text:s/>for sake of clarity.</text:p>
      <text:p text:style-name="P10"/>
      <text:p text:style-name="P9">Operator</text:p>
      <text:p text:style-name="P8">I assume that <text:span text:style-name="T2">when</text:span> <text:span text:style-name="T1">o</text:span>perator wants to <text:span text:style-name="T2">check if the vehicle has started the parking meter, he knows a priori a registration number of the vehicle, which is meant to be checked. Operator has monitoring system or special blue collar, who is watching cars registration numbers.. no matter. Of course some functionality may be implemented that allows operator to get list of last started parking meters etc. </text:span></text:p>
      <text:p text:style-name="P5"/>
      <text:p text:style-name="P9">Assumptions</text:p>
      <text:p text:style-name="P4"/>
      <text:p text:style-name="P4">- <text:span text:style-name="T8">Verification if the driver, who is starting the parking meter, has disabled discount is not my job. </text:span></text:p>
      <text:p text:style-name="P4"/>
      <text:p text:style-name="P8">- Distinguishing between specific parking areas is not my job.</text:p>
      <text:p text:style-name="P8">- I consciously don’t use BigDecimal <text:span text:style-name="T8">type </text:span>for attribute holding fee amount due to predic<text:span text:style-name="T10">ta</text:span>ble low amounts of fees and loss<text:span text:style-name="T8">es</text:span> caused by rounding fees to two decimal spaces number<text:span text:style-name="T8">s</text:span>.</text:p>
      <text:p text:style-name="P8"/>
      <text:p text:style-name="P3"/>
      <text:p text:style-name="P7"><text:span text:style-name="T9">Possible s</text:span>cenario</text:p>
      <text:p text:style-name="P6"/>
      <text:p text:style-name="P12">Driver enters parking area. If there is no valid space in parking, driver exits the parking area. Driver does’<text:span text:style-name="T10">n</text:span>t have to pay for invalid parking. If the driver finds valid parking space, the driver uses Parking REST Service to start parking meter and generate parking code. Driver has to pass to service registration number <text:span text:style-name="T10">of vehicle </text:span>and driver type <text:span text:style-name="T10">(regular or disabled)</text:span>. If the driver wants to exit parking area <text:span text:style-name="T10">(legally*)</text:span>, he has to have parking code. The driver uses Parking REST Service passing parking code to stop parking meter and generate the bill. </text:p>
      <text:p text:style-name="P12"/>
      <text:p text:style-name="P12"/>
      <text:p text:style-name="P12"/>
      <text:p text:style-name="P12"><text:soft-page-break/></text:p>
      <text:p text:style-name="P12"/>
      <text:p text:style-name="P12"/>
      <text:p text:style-name="P12"/>
      <text:p text:style-name="P13">My comment: </text:p>
      <text:p text:style-name="P13"/>
      <text:p text:style-name="P13">Of course some validation could be added. For example validation of number plate and parking code format. <text:span text:style-name="T11">Also verification if number plate that is actually added is not already occupying parking place.</text:span> I don’t want to overhelm you with all this code so I am just cutting it. I don’t <text:s/>find it necessary to show my coding skills but I wan’t to mark that I see more problems than were implemented.</text:p>
      <text:p text:style-name="P12"/>
      <text:p text:style-name="P14">If parking bill taken by number plate has null date value, it means that the praking process is in progress and the date of finishing parking by driver is unknown, so parking fee is also 0. But parking operator knows if the vechicle has started parking meter indeed.</text:p>
      <text:p text:style-name="P14"/>
      <text:p text:style-name="P15">After finishing parking activity parking bill should be archived letting the same vehicle number plate use parking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language="en" fo:country="GB" officeooo:rsid="00195834" officeooo:paragraph-rsid="00195834"/>
    </style:style>
    <style:style style:name="MT1" style:family="text">
      <style:text-properties officeooo:rsid="001b541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p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8-12-23T18:24:19.804125265</dc:date>
    <meta:editing-duration>PT50M6S</meta:editing-duration>
    <meta:editing-cycles>7</meta:editing-cycles>
    <meta:generator>LibreOffice/6.0.7.3$Linux_X86_64 LibreOffice_project/00m0$Build-3</meta:generator>
    <meta:document-statistic meta:table-count="0" meta:image-count="0" meta:object-count="0" meta:page-count="2" meta:paragraph-count="18" meta:word-count="511" meta:character-count="2989" meta:non-whitespace-character-count="2489"/>
  </office:meta>
</office:document-meta>
</file>